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161951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2d041d" style:font-weight-asian="normal" style:font-weight-complex="normal"/>
    </style:style>
    <style:style style:name="T8" style:family="text">
      <style:text-properties fo:font-weight="normal" officeooo:rsid="0018ca93" style:font-weight-asian="normal" style:font-weight-complex="normal"/>
    </style:style>
    <style:style style:name="T9" style:family="text">
      <style:text-properties officeooo:rsid="00088611"/>
    </style:style>
    <style:style style:name="T10" style:family="text">
      <style:text-properties officeooo:rsid="0018c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5">&lt;</text:span><text:span text:style-name="T8">Номер&gt;</text:span></text:p>
      <text:p text:style-name="P10"><text:span text:style-name="T1">по </text:span><text:span text:style-name="T6">дисциплине “</text:span><text:span text:style-name="T8">&lt;Название дисциплины&gt;</text:span><text:span text:style-name="T6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9">студент </text:span>группы ЦИСТбв-41 Нгуен Х. <text:span text:style-name="T9">А.</text:span></text:p>
      <text:p text:style-name="P7"/>
      <text:p text:style-name="P4">Принял:</text:p>
      <text:p text:style-name="P6">преподаватель &lt;<text:span text:style-name="T10">ФИО</text:span>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09T15:55:36.097642829</dc:date>
    <meta:editing-duration>PT3M22S</meta:editing-duration>
    <meta:editing-cycles>2</meta:editing-cycles>
    <meta:generator>LibreOffice/7.5.1.2$Linux_X86_64 LibreOffice_project/50$Build-2</meta:generator>
    <meta:document-statistic meta:table-count="0" meta:image-count="0" meta:object-count="0" meta:page-count="1" meta:paragraph-count="14" meta:word-count="40" meta:character-count="370" meta:non-whitespace-character-count="343"/>
  </office:meta>
</office:document-meta>
</file>